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LMMono10-Regular-Identity-H" svg:font-family="LMMono10-Regular-Identity-H"/>
    <style:font-face style:name="LMMonoLt10-Bold-Identity-H" svg:font-family="LMMonoLt10-Bold-Identity-H"/>
    <style:font-face style:name="LMRoman10-Regular-Identity-H" svg:font-family="LMRoman10-Regular-Identity-H"/>
    <style:font-face style:name="LMRoman12-Regular-Identity-H" svg:font-family="LMRoman12-Regular-Identity-H"/>
    <style:font-face style:name="LMSans10-Bold-Identity-H" svg:font-family="LMSans10-Bold-Identity-H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728cm" fo:min-width="0.728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0.505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384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solid" draw:fill-color="#f1f3f5" loext:decorative="fals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20.6000003814697pt" style:font-size-asian="20.6000003814697pt" style:font-size-complex="20.6000003814697pt"/>
    </style:style>
    <style:style style:name="P3" style:family="paragraph">
      <loext:graphic-properties draw:fill="none"/>
      <style:text-properties fo:font-size="14.3000001907349pt" style:font-size-asian="14.3000001907349pt" style:font-size-complex="14.3000001907349pt"/>
    </style:style>
    <style:style style:name="P4" style:family="paragraph">
      <loext:graphic-properties draw:fill="none"/>
      <style:text-properties fo:font-size="10.8999996185303pt" style:font-size-asian="10.8999996185303pt" style:font-size-complex="10.8999996185303pt"/>
    </style:style>
    <style:style style:name="P5" style:family="paragraph">
      <loext:graphic-properties draw:fill="solid" draw:fill-color="#f1f3f5"/>
    </style:style>
    <style:style style:name="T1" style:family="text">
      <style:text-properties fo:color="#000000" loext:opacity="100%" style:font-name="LMSans10-Bold-Identity-H" fo:font-size="20.6000003814697pt" fo:font-weight="normal" style:font-name-asian="LMSans10-Bold-Identity-H" style:font-size-asian="20.6000003814697pt" style:font-weight-asian="normal" style:font-name-complex="LMSans10-Bold-Identity-H" style:font-size-complex="20.6000003814697pt" style:font-weight-complex="normal"/>
    </style:style>
    <style:style style:name="T2" style:family="text">
      <style:text-properties fo:color="#000000" loext:opacity="100%" style:font-name="LMRoman12-Regular-Identity-H" fo:font-size="14.3000001907349pt" fo:font-weight="normal" style:font-name-asian="LMRoman12-Regular-Identity-H" style:font-size-asian="14.3000001907349pt" style:font-weight-asian="normal" style:font-name-complex="LMRoman12-Regular-Identity-H" style:font-size-complex="14.3000001907349pt" style:font-weight-complex="normal"/>
    </style:style>
    <style:style style:name="T3" style:family="text">
      <style:text-properties fo:color="#000000" loext:opacity="100%" style:font-name="LMSans10-Bold-Identity-H" fo:font-size="14.3000001907349pt" fo:font-weight="normal" style:font-name-asian="LMSans10-Bold-Identity-H" style:font-size-asian="14.3000001907349pt" style:font-weight-asian="normal" style:font-name-complex="LMSans10-Bold-Identity-H" style:font-size-complex="14.3000001907349pt" style:font-weight-complex="normal"/>
    </style:style>
    <style:style style:name="T4" style:family="text">
      <style:text-properties fo:color="#000000" loext:opacity="100%" style:font-name="LMSans10-Bold-Identity-H" fo:font-size="10.8999996185303pt" fo:font-weight="normal" style:font-name-asian="LMSans10-Bold-Identity-H" style:font-size-asian="10.8999996185303pt" style:font-weight-asian="normal" style:font-name-complex="LMSans10-Bold-Identity-H" style:font-size-complex="10.8999996185303pt" style:font-weight-complex="normal"/>
    </style:style>
    <style:style style:name="T5" style:family="text">
      <style:text-properties fo:color="#003b4f" loext:opacity="100%" style:font-name="LMMonoLt10-Bold-Identity-H" fo:font-size="10.8999996185303pt" fo:font-weight="normal" style:font-name-asian="LMMonoLt10-Bold-Identity-H" style:font-size-asian="10.8999996185303pt" style:font-weight-asian="normal" style:font-name-complex="LMMonoLt10-Bold-Identity-H" style:font-size-complex="10.8999996185303pt" style:font-weight-complex="normal"/>
    </style:style>
    <style:style style:name="T6" style:family="text">
      <style:text-properties fo:color="#003b4f" loext:opacity="100%" style:font-name="LMMono10-Regular-Identity-H" fo:font-size="10.8999996185303pt" fo:font-weight="normal" style:font-name-asian="LMMono10-Regular-Identity-H" style:font-size-asian="10.8999996185303pt" style:font-weight-asian="normal" style:font-name-complex="LMMono10-Regular-Identity-H" style:font-size-complex="10.8999996185303pt" style:font-weight-complex="normal"/>
    </style:style>
    <style:style style:name="T7" style:family="text">
      <style:text-properties fo:color="#4759ab" loext:opacity="100%" style:font-name="LMMono10-Regular-Identity-H" fo:font-size="10.8999996185303pt" fo:font-weight="normal" style:font-name-asian="LMMono10-Regular-Identity-H" style:font-size-asian="10.8999996185303pt" style:font-weight-asian="normal" style:font-name-complex="LMMono10-Regular-Identity-H" style:font-size-complex="10.8999996185303pt" style:font-weight-complex="normal"/>
    </style:style>
    <style:style style:name="T8" style:family="text">
      <style:text-properties fo:color="#121212" loext:opacity="100%" style:font-name="LMMono10-Regular-Identity-H" fo:font-size="10.8999996185303pt" fo:font-weight="normal" style:font-name-asian="LMMono10-Regular-Identity-H" style:font-size-asian="10.8999996185303pt" style:font-weight-asian="normal" style:font-name-complex="LMMono10-Regular-Identity-H" style:font-size-complex="10.8999996185303pt" style:font-weight-complex="normal"/>
    </style:style>
    <style:style style:name="T9" style:family="text">
      <style:text-properties fo:color="#5e5e5e" loext:opacity="100%" style:font-name="LMMono10-Regular-Identity-H" fo:font-size="10.8999996185303pt" fo:font-weight="normal" style:font-name-asian="LMMono10-Regular-Identity-H" style:font-size-asian="10.8999996185303pt" style:font-weight-asian="normal" style:font-name-complex="LMMono10-Regular-Identity-H" style:font-size-complex="10.8999996185303pt" style:font-weight-complex="normal"/>
    </style:style>
    <style:style style:name="T10" style:family="text">
      <style:text-properties fo:color="#21784c" loext:opacity="100%" style:font-name="LMMono10-Regular-Identity-H" fo:font-size="10.8999996185303pt" fo:font-weight="normal" style:font-name-asian="LMMono10-Regular-Identity-H" style:font-size-asian="10.8999996185303pt" style:font-weight-asian="normal" style:font-name-complex="LMMono10-Regular-Identity-H" style:font-size-complex="10.8999996185303pt" style:font-weight-complex="normal"/>
    </style:style>
    <style:style style:name="T11" style:family="text">
      <style:text-properties fo:color="#000000" loext:opacity="100%" style:font-name="LMRoman10-Regular-Identity-H" fo:font-size="10.8999996185303pt" fo:font-weight="normal" style:font-name-asian="LMRoman10-Regular-Identity-H" style:font-size-asian="10.8999996185303pt" style:font-weight-asian="normal" style:font-name-complex="LMRoman10-Regular-Identity-H" style:font-size-complex="10.8999996185303pt" style:font-weight-complex="normal"/>
    </style:style>
    <style:style style:name="T12" style:family="text">
      <style:text-properties fo:color="#ad0000" loext:opacity="100%" style:font-name="LMMono10-Regular-Identity-H" fo:font-size="10.8999996185303pt" fo:font-weight="normal" style:font-name-asian="LMMono10-Regular-Identity-H" style:font-size-asian="10.8999996185303pt" style:font-weight-asian="normal" style:font-name-complex="LMMono10-Regular-Identity-H" style:font-size-complex="10.8999996185303pt" style:font-weight-complex="normal"/>
    </style:style>
    <style:style style:name="T13" style:family="text">
      <style:text-properties fo:color="#000000" loext:opacity="100%" style:font-name="LMMono10-Regular-Identity-H" fo:font-size="10.8999996185303pt" fo:font-weight="normal" style:font-name-asian="LMMono10-Regular-Identity-H" style:font-size-asian="10.8999996185303pt" style:font-weight-asian="normal" style:font-name-complex="LMMono10-Regular-Identity-H" style:font-size-complex="10.8999996185303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1.371cm" svg:height="0.992cm" svg:x="5.285cm" svg:y="3.796cm">
          <draw:text-box>
            <text:p text:style-name="P1"><text:span text:style-name="T1">I</text:span><text:span text:style-name="T1">n</text:span><text:span text:style-name="T1">f</text:span><text:span text:style-name="T1">o</text:span><text:span text:style-name="T1">r</text:span><text:span text:style-name="T1">m</text:span><text:span text:style-name="T1">e</text:span><text:span text:style-name="T1"> </text:span><text:span text:style-name="T1">R</text:span><text:span text:style-name="T1">e</text:span><text:span text:style-name="T1">p</text:span><text:span text:style-name="T1">r</text:span><text:span text:style-name="T1">o</text:span><text:span text:style-name="T1">d</text:span><text:span text:style-name="T1">u</text:span><text:span text:style-name="T1">c</text:span><text:span text:style-name="T1">i</text:span><text:span text:style-name="T1">b</text:span><text:span text:style-name="T1">l</text:span><text:span text:style-name="T1">e</text:span><text:span text:style-name="T1"> </text:span><text:span text:style-name="T1">a</text:span><text:span text:style-name="T1">c</text:span><text:span text:style-name="T1">t</text:span><text:span text:style-name="T1">i</text:span><text:span text:style-name="T1">v</text:span><text:span text:style-name="T1">i</text:span><text:span text:style-name="T1">d</text:span><text:span text:style-name="T1">a</text:span><text:span text:style-name="T1">d</text:span><text:span text:style-name="T1"> </text:span><text:span text:style-name="T1">1</text:span></text:p>
          </draw:text-box>
        </draw:frame>
        <draw:frame draw:style-name="gr2" draw:text-style-name="P3" draw:layer="layout" svg:width="1.341cm" svg:height="0.691cm" svg:x="10.162cm" svg:y="5.244cm">
          <draw:text-box>
            <text:p text:style-name="P1"><text:span text:style-name="T2">Autor</text:span></text:p>
          </draw:text-box>
        </draw:frame>
        <draw:frame draw:style-name="gr2" draw:text-style-name="P3" draw:layer="layout" svg:width="4.804cm" svg:height="0.691cm" svg:x="2.944cm" svg:y="7.692cm">
          <draw:text-box>
            <text:p text:style-name="P1"><text:span text:style-name="T3">Tabla de contenidos</text:span></text:p>
          </draw:text-box>
        </draw:frame>
        <draw:frame draw:style-name="gr3" draw:text-style-name="P4" draw:layer="layout" svg:width="1.334cm" svg:height="0.526cm" svg:x="2.944cm" svg:y="8.92cm">
          <draw:text-box>
            <text:p text:style-name="P1"><text:span text:style-name="T4">so easy</text:span></text:p>
          </draw:text-box>
        </draw:frame>
        <draw:frame draw:style-name="gr3" draw:text-style-name="P4" draw:layer="layout" svg:width="0.384cm" svg:height="0.526cm" svg:x="18.434cm" svg:y="8.92cm">
          <draw:text-box>
            <text:p text:style-name="P1"><text:span text:style-name="T4">1</text:span></text:p>
          </draw:text-box>
        </draw:frame>
        <draw:polygon draw:style-name="gr4" draw:text-style-name="P5" draw:layer="layout" svg:width="15.913cm" svg:height="11.201cm" svg:x="2.838cm" svg:y="11.748cm" svg:viewBox="0 0 15914 11202" draw:points="0,0 15914,0 15914,11202 0,11202">
          <text:p/>
        </draw:polygon>
        <draw:frame draw:style-name="gr2" draw:text-style-name="P3" draw:layer="layout" svg:width="1.759cm" svg:height="0.691cm" svg:x="2.944cm" svg:y="10.242cm">
          <draw:text-box>
            <text:p text:style-name="P1"><text:span text:style-name="T3">so easy</text:span></text:p>
          </draw:text-box>
        </draw:frame>
        <draw:frame draw:style-name="gr3" draw:text-style-name="P4" draw:layer="layout" svg:width="2.005cm" svg:height="0.526cm" svg:x="2.944cm" svg:y="11.917cm">
          <draw:text-box>
            <text:p text:style-name="P1"><text:span text:style-name="T5">class</text:span><text:span text:style-name="T6"> Libro:</text:span></text:p>
          </draw:text-box>
        </draw:frame>
        <draw:frame draw:style-name="gr3" draw:text-style-name="P4" draw:layer="layout" svg:width="10.711cm" svg:height="0.526cm" svg:x="3.752cm" svg:y="12.395cm">
          <draw:text-box>
            <text:p text:style-name="P1"><text:span text:style-name="T5">def</text:span><text:span text:style-name="T7"> __init__</text:span><text:span text:style-name="T6">(</text:span><text:span text:style-name="T8">self</text:span><text:span text:style-name="T6">, titulo, autor, año, codigo, disponible</text:span><text:span text:style-name="T9">=</text:span><text:span text:style-name="T8">True</text:span><text:span text:style-name="T6">):</text:span></text:p>
          </draw:text-box>
        </draw:frame>
        <draw:frame draw:style-name="gr3" draw:text-style-name="P4" draw:layer="layout" svg:width="3.056cm" svg:height="0.526cm" svg:x="4.56cm" svg:y="12.872cm">
          <draw:text-box>
            <text:p text:style-name="P1"><text:span text:style-name="T8">self</text:span><text:span text:style-name="T6">.titulo</text:span><text:span text:style-name="T9"> =</text:span><text:span text:style-name="T6"> titulo</text:span></text:p>
          </draw:text-box>
        </draw:frame>
        <draw:frame draw:style-name="gr3" draw:text-style-name="P4" draw:layer="layout" svg:width="3.132cm" svg:height="0.526cm" svg:x="4.56cm" svg:y="13.35cm">
          <draw:text-box>
            <text:p text:style-name="P1"><text:span text:style-name="T8">self</text:span><text:span text:style-name="T6">.autor</text:span><text:span text:style-name="T9"> =</text:span><text:span text:style-name="T6"> autor</text:span></text:p>
          </draw:text-box>
        </draw:frame>
        <draw:frame draw:style-name="gr3" draw:text-style-name="P4" draw:layer="layout" svg:width="2.534cm" svg:height="0.526cm" svg:x="4.56cm" svg:y="13.828cm">
          <draw:text-box>
            <text:p text:style-name="P1"><text:span text:style-name="T8">self</text:span><text:span text:style-name="T6">.año</text:span><text:span text:style-name="T9"> =</text:span><text:span text:style-name="T6"> año</text:span></text:p>
          </draw:text-box>
        </draw:frame>
        <draw:frame draw:style-name="gr3" draw:text-style-name="P4" draw:layer="layout" svg:width="3.609cm" svg:height="0.526cm" svg:x="4.56cm" svg:y="14.306cm">
          <draw:text-box>
            <text:p text:style-name="P1"><text:span text:style-name="T8">self</text:span><text:span text:style-name="T6">.codigo</text:span><text:span text:style-name="T9"> =</text:span><text:span text:style-name="T6"> codigo</text:span></text:p>
          </draw:text-box>
        </draw:frame>
        <draw:frame draw:style-name="gr3" draw:text-style-name="P4" draw:layer="layout" svg:width="4.924cm" svg:height="0.526cm" svg:x="4.56cm" svg:y="14.784cm">
          <draw:text-box>
            <text:p text:style-name="P1"><text:span text:style-name="T8">self</text:span><text:span text:style-name="T6">.disponible</text:span><text:span text:style-name="T9"> =</text:span><text:span text:style-name="T6"> disponible</text:span></text:p>
          </draw:text-box>
        </draw:frame>
        <draw:frame draw:style-name="gr3" draw:text-style-name="P4" draw:layer="layout" svg:width="3.983cm" svg:height="0.526cm" svg:x="3.752cm" svg:y="15.74cm">
          <draw:text-box>
            <text:p text:style-name="P1"><text:span text:style-name="T5">def</text:span><text:span text:style-name="T6"> mostrar_info(</text:span><text:span text:style-name="T8">self</text:span><text:span text:style-name="T6">):</text:span></text:p>
          </draw:text-box>
        </draw:frame>
        <draw:frame draw:style-name="gr3" draw:text-style-name="P4" draw:layer="layout" svg:width="10.683cm" svg:height="0.526cm" svg:x="4.56cm" svg:y="16.218cm">
          <draw:text-box>
            <text:p text:style-name="P1"><text:span text:style-name="T6">estado</text:span><text:span text:style-name="T9"> =</text:span><text:span text:style-name="T10"> "Disponible"</text:span><text:span text:style-name="T5"> if</text:span><text:span text:style-name="T8"> self</text:span><text:span text:style-name="T6">.disponible</text:span><text:span text:style-name="T5"> else</text:span><text:span text:style-name="T10"> "No disponible"</text:span></text:p>
          </draw:text-box>
        </draw:frame>
        <draw:frame draw:style-name="gr3" draw:text-style-name="P4" draw:layer="layout" svg:width="15.252cm" svg:height="0.526cm" svg:x="4.56cm" svg:y="16.696cm">
          <draw:text-box>
            <text:p text:style-name="P1"><text:span text:style-name="T6">print(</text:span><text:span text:style-name="T10">f"</text:span><text:span text:style-name="T9">{</text:span><text:span text:style-name="T8">self</text:span><text:span text:style-name="T9">.</text:span><text:span text:style-name="T6">titulo</text:span><text:span text:style-name="T9">}</text:span><text:span text:style-name="T10"> (</text:span><text:span text:style-name="T9">{</text:span><text:span text:style-name="T8">self</text:span><text:span text:style-name="T9">.</text:span><text:span text:style-name="T6">a</text:span><text:span text:style-name="T9">ñ</text:span><text:span text:style-name="T6">o</text:span><text:span text:style-name="T9">}</text:span><text:span text:style-name="T10">) -</text:span><text:span text:style-name="T9"> {</text:span><text:span text:style-name="T8">self</text:span><text:span text:style-name="T9">.</text:span><text:span text:style-name="T6">autor</text:span><text:span text:style-name="T9">}</text:span><text:span text:style-name="T10"> - Código:</text:span><text:span text:style-name="T9"> {</text:span><text:span text:style-name="T8">self</text:span><text:span text:style-name="T9">.</text:span><text:span text:style-name="T6">codigo</text:span><text:span text:style-name="T9">}</text:span><text:span text:style-name="T10"> - Estado:</text:span><text:span text:style-name="T9"> {</text:span><text:span text:style-name="T6">estado</text:span><text:span text:style-name="T9">}</text:span><text:span text:style-name="T10">"</text:span><text:span text:style-name="T6">)</text:span></text:p>
          </draw:text-box>
        </draw:frame>
        <draw:frame draw:style-name="gr3" draw:text-style-name="P4" draw:layer="layout" svg:width="5.93cm" svg:height="0.526cm" svg:x="3.752cm" svg:y="17.652cm">
          <draw:text-box>
            <text:p text:style-name="P1"><text:span text:style-name="T5">def</text:span><text:span text:style-name="T6"> marcar_como_prestado(</text:span><text:span text:style-name="T8">self</text:span><text:span text:style-name="T6">):</text:span></text:p>
          </draw:text-box>
        </draw:frame>
        <draw:frame draw:style-name="gr3" draw:text-style-name="P4" draw:layer="layout" svg:width="3.056cm" svg:height="0.526cm" svg:x="4.56cm" svg:y="18.13cm">
          <draw:text-box>
            <text:p text:style-name="P1"><text:span text:style-name="T5">if</text:span><text:span text:style-name="T8"> self</text:span><text:span text:style-name="T6">.disponible:</text:span></text:p>
          </draw:text-box>
        </draw:frame>
        <draw:frame draw:style-name="gr3" draw:text-style-name="P4" draw:layer="layout" svg:width="3.959cm" svg:height="0.526cm" svg:x="5.369cm" svg:y="18.608cm">
          <draw:text-box>
            <text:p text:style-name="P1"><text:span text:style-name="T8">self</text:span><text:span text:style-name="T6">.disponible</text:span><text:span text:style-name="T9"> =</text:span><text:span text:style-name="T8"> False</text:span></text:p>
          </draw:text-box>
        </draw:frame>
        <draw:frame draw:style-name="gr3" draw:text-style-name="P4" draw:layer="layout" svg:width="11.098cm" svg:height="0.526cm" svg:x="5.369cm" svg:y="19.086cm">
          <draw:text-box>
            <text:p text:style-name="P1"><text:span text:style-name="T6">print(</text:span><text:span text:style-name="T10">f"El libro '</text:span><text:span text:style-name="T9">{</text:span><text:span text:style-name="T8">self</text:span><text:span text:style-name="T9">.</text:span><text:span text:style-name="T6">titulo</text:span><text:span text:style-name="T9">}</text:span><text:span text:style-name="T10">' ha sido marcado como prestado."</text:span><text:span text:style-name="T6">)</text:span></text:p>
          </draw:text-box>
        </draw:frame>
        <draw:frame draw:style-name="gr3" draw:text-style-name="P4" draw:layer="layout" svg:width="0.823cm" svg:height="0.526cm" svg:x="4.56cm" svg:y="19.564cm">
          <draw:text-box>
            <text:p text:style-name="P1"><text:span text:style-name="T5">else</text:span><text:span text:style-name="T6">:</text:span></text:p>
          </draw:text-box>
        </draw:frame>
        <draw:frame draw:style-name="gr3" draw:text-style-name="P4" draw:layer="layout" svg:width="8.241cm" svg:height="0.526cm" svg:x="5.369cm" svg:y="20.042cm">
          <draw:text-box>
            <text:p text:style-name="P1"><text:span text:style-name="T6">print(</text:span><text:span text:style-name="T10">f"El libro '</text:span><text:span text:style-name="T9">{</text:span><text:span text:style-name="T8">self</text:span><text:span text:style-name="T9">.</text:span><text:span text:style-name="T6">titulo</text:span><text:span text:style-name="T9">}</text:span><text:span text:style-name="T10">' ya está prestado."</text:span><text:span text:style-name="T6">)</text:span></text:p>
          </draw:text-box>
        </draw:frame>
        <draw:frame draw:style-name="gr3" draw:text-style-name="P4" draw:layer="layout" svg:width="6.188cm" svg:height="0.526cm" svg:x="3.752cm" svg:y="20.998cm">
          <draw:text-box>
            <text:p text:style-name="P1"><text:span text:style-name="T5">def</text:span><text:span text:style-name="T6"> marcar_como_disponible(</text:span><text:span text:style-name="T8">self</text:span><text:span text:style-name="T6">):</text:span></text:p>
          </draw:text-box>
        </draw:frame>
        <draw:frame draw:style-name="gr3" draw:text-style-name="P4" draw:layer="layout" svg:width="3.871cm" svg:height="0.526cm" svg:x="4.56cm" svg:y="21.476cm">
          <draw:text-box>
            <text:p text:style-name="P1"><text:span text:style-name="T8">self</text:span><text:span text:style-name="T6">.disponible</text:span><text:span text:style-name="T9"> =</text:span><text:span text:style-name="T8"> True</text:span></text:p>
          </draw:text-box>
        </draw:frame>
        <draw:frame draw:style-name="gr3" draw:text-style-name="P4" draw:layer="layout" svg:width="13.747cm" svg:height="0.526cm" svg:x="4.56cm" svg:y="21.954cm">
          <draw:text-box>
            <text:p text:style-name="P1"><text:span text:style-name="T6">print(</text:span><text:span text:style-name="T10">f"El libro '</text:span><text:span text:style-name="T9">{</text:span><text:span text:style-name="T8">self</text:span><text:span text:style-name="T9">.</text:span><text:span text:style-name="T6">titulo</text:span><text:span text:style-name="T9">}</text:span><text:span text:style-name="T10">' ha sido devuelto y está disponible nuevamente."</text:span><text:span text:style-name="T6">)</text:span></text:p>
          </draw:text-box>
        </draw:frame>
        <draw:frame draw:style-name="gr3" draw:text-style-name="P4" draw:layer="layout" svg:width="0.384cm" svg:height="0.526cm" svg:x="10.699cm" svg:y="24.264cm">
          <draw:text-box>
            <text:p text:style-name="P1"><text:span text:style-name="T11">1</text:span></text:p>
          </draw:text-box>
        </draw:frame>
      </draw:page>
      <draw:page draw:name="page2" draw:style-name="dp1" draw:master-page-name="master-page42">
        <draw:polygon draw:style-name="gr4" draw:text-style-name="P5" draw:layer="layout" svg:width="15.913cm" svg:height="20.286cm" svg:x="2.838cm" svg:y="2.715cm" svg:viewBox="0 0 15914 20287" draw:points="0,0 15914,0 15914,20287 0,20287">
          <text:p/>
        </draw:polygon>
        <draw:frame draw:style-name="gr3" draw:text-style-name="P4" draw:layer="layout" svg:width="2.486cm" svg:height="0.526cm" svg:x="2.944cm" svg:y="2.888cm">
          <draw:text-box>
            <text:p text:style-name="P1"><text:span text:style-name="T5">class</text:span><text:span text:style-name="T6"> Usuario:</text:span></text:p>
          </draw:text-box>
        </draw:frame>
        <draw:frame draw:style-name="gr3" draw:text-style-name="P4" draw:layer="layout" svg:width="8.035cm" svg:height="0.526cm" svg:x="3.752cm" svg:y="3.366cm">
          <draw:text-box>
            <text:p text:style-name="P1"><text:span text:style-name="T5">def</text:span><text:span text:style-name="T7"> __init__</text:span><text:span text:style-name="T6">(</text:span><text:span text:style-name="T8">self</text:span><text:span text:style-name="T6">, nombre, id_usuario, correo):</text:span></text:p>
          </draw:text-box>
        </draw:frame>
        <draw:frame draw:style-name="gr3" draw:text-style-name="P4" draw:layer="layout" svg:width="4.05cm" svg:height="0.526cm" svg:x="4.56cm" svg:y="3.844cm">
          <draw:text-box>
            <text:p text:style-name="P1"><text:span text:style-name="T8">self</text:span><text:span text:style-name="T6">.nombre</text:span><text:span text:style-name="T9"> =</text:span><text:span text:style-name="T6"> nombre</text:span></text:p>
          </draw:text-box>
        </draw:frame>
        <draw:frame draw:style-name="gr3" draw:text-style-name="P4" draw:layer="layout" svg:width="4.912cm" svg:height="0.526cm" svg:x="4.56cm" svg:y="4.322cm">
          <draw:text-box>
            <text:p text:style-name="P1"><text:span text:style-name="T8">self</text:span><text:span text:style-name="T6">.id_usuario</text:span><text:span text:style-name="T9"> =</text:span><text:span text:style-name="T6"> id_usuario</text:span></text:p>
          </draw:text-box>
        </draw:frame>
        <draw:frame draw:style-name="gr3" draw:text-style-name="P4" draw:layer="layout" svg:width="3.534cm" svg:height="0.526cm" svg:x="4.56cm" svg:y="4.8cm">
          <draw:text-box>
            <text:p text:style-name="P1"><text:span text:style-name="T8">self</text:span><text:span text:style-name="T6">.correo</text:span><text:span text:style-name="T9"> =</text:span><text:span text:style-name="T6"> correo</text:span></text:p>
          </draw:text-box>
        </draw:frame>
        <draw:frame draw:style-name="gr3" draw:text-style-name="P4" draw:layer="layout" svg:width="3.983cm" svg:height="0.526cm" svg:x="3.752cm" svg:y="5.756cm">
          <draw:text-box>
            <text:p text:style-name="P1"><text:span text:style-name="T5">def</text:span><text:span text:style-name="T6"> mostrar_info(</text:span><text:span text:style-name="T8">self</text:span><text:span text:style-name="T6">):</text:span></text:p>
          </draw:text-box>
        </draw:frame>
        <draw:frame draw:style-name="gr3" draw:text-style-name="P4" draw:layer="layout" svg:width="13.478cm" svg:height="0.526cm" svg:x="4.56cm" svg:y="6.234cm">
          <draw:text-box>
            <text:p text:style-name="P1"><text:span text:style-name="T6">print(</text:span><text:span text:style-name="T10">f"Usuario:</text:span><text:span text:style-name="T9"> {</text:span><text:span text:style-name="T8">self</text:span><text:span text:style-name="T9">.</text:span><text:span text:style-name="T6">nombre</text:span><text:span text:style-name="T9">}</text:span><text:span text:style-name="T10"> - ID:</text:span><text:span text:style-name="T9"> {</text:span><text:span text:style-name="T8">self</text:span><text:span text:style-name="T9">.</text:span><text:span text:style-name="T6">id_usuario</text:span><text:span text:style-name="T9">}</text:span><text:span text:style-name="T10"> - Correo:</text:span><text:span text:style-name="T9"> {</text:span><text:span text:style-name="T8">self</text:span><text:span text:style-name="T9">.</text:span><text:span text:style-name="T6">correo</text:span><text:span text:style-name="T9">}</text:span><text:span text:style-name="T10">"</text:span><text:span text:style-name="T6">)</text:span></text:p>
          </draw:text-box>
        </draw:frame>
        <draw:frame draw:style-name="gr3" draw:text-style-name="P4" draw:layer="layout" svg:width="6.021cm" svg:height="0.526cm" svg:x="3.752cm" svg:y="7.19cm">
          <draw:text-box>
            <text:p text:style-name="P1"><text:span text:style-name="T5">def</text:span><text:span text:style-name="T6"> solicitar_prestamo(</text:span><text:span text:style-name="T8">self</text:span><text:span text:style-name="T6">, libro):</text:span></text:p>
          </draw:text-box>
        </draw:frame>
        <draw:frame draw:style-name="gr3" draw:text-style-name="P4" draw:layer="layout" svg:width="3.25cm" svg:height="0.526cm" svg:x="4.56cm" svg:y="7.668cm">
          <draw:text-box>
            <text:p text:style-name="P1"><text:span text:style-name="T5">if</text:span><text:span text:style-name="T6"> libro.disponible:</text:span></text:p>
          </draw:text-box>
        </draw:frame>
        <draw:frame draw:style-name="gr3" draw:text-style-name="P4" draw:layer="layout" svg:width="10.3cm" svg:height="0.526cm" svg:x="5.369cm" svg:y="8.146cm">
          <draw:text-box>
            <text:p text:style-name="P1"><text:span text:style-name="T6">print(</text:span><text:span text:style-name="T10">f"</text:span><text:span text:style-name="T9">{</text:span><text:span text:style-name="T8">self</text:span><text:span text:style-name="T9">.</text:span><text:span text:style-name="T6">nombre</text:span><text:span text:style-name="T9">}</text:span><text:span text:style-name="T10"> ha solicitado el libro '</text:span><text:span text:style-name="T9">{</text:span><text:span text:style-name="T6">libro</text:span><text:span text:style-name="T9">.</text:span><text:span text:style-name="T6">titulo</text:span><text:span text:style-name="T9">}</text:span><text:span text:style-name="T10">'."</text:span><text:span text:style-name="T6">)</text:span></text:p>
          </draw:text-box>
        </draw:frame>
        <draw:frame draw:style-name="gr3" draw:text-style-name="P4" draw:layer="layout" svg:width="5.436cm" svg:height="0.526cm" svg:x="5.369cm" svg:y="8.624cm">
          <draw:text-box>
            <text:p text:style-name="P1"><text:span text:style-name="T6">libro.marcar_como_prestado()</text:span></text:p>
          </draw:text-box>
        </draw:frame>
        <draw:frame draw:style-name="gr3" draw:text-style-name="P4" draw:layer="layout" svg:width="0.823cm" svg:height="0.526cm" svg:x="4.56cm" svg:y="9.102cm">
          <draw:text-box>
            <text:p text:style-name="P1"><text:span text:style-name="T5">else</text:span><text:span text:style-name="T6">:</text:span></text:p>
          </draw:text-box>
        </draw:frame>
        <draw:frame draw:style-name="gr3" draw:text-style-name="P4" draw:layer="layout" svg:width="11.527cm" svg:height="0.526cm" svg:x="5.369cm" svg:y="9.58cm">
          <draw:text-box>
            <text:p text:style-name="P1"><text:span text:style-name="T6">print(</text:span><text:span text:style-name="T10">f"El libro '</text:span><text:span text:style-name="T9">{</text:span><text:span text:style-name="T6">libro</text:span><text:span text:style-name="T9">.</text:span><text:span text:style-name="T6">titulo</text:span><text:span text:style-name="T9">}</text:span><text:span text:style-name="T10">' no está disponible para préstamo."</text:span><text:span text:style-name="T6">)</text:span></text:p>
          </draw:text-box>
        </draw:frame>
        <draw:frame draw:style-name="gr3" draw:text-style-name="P4" draw:layer="layout" svg:width="4.64cm" svg:height="0.526cm" svg:x="2.944cm" svg:y="11.014cm">
          <draw:text-box>
            <text:p text:style-name="P1"><text:span text:style-name="T5">class</text:span><text:span text:style-name="T6"> Estudiante(Usuario):</text:span></text:p>
          </draw:text-box>
        </draw:frame>
        <draw:frame draw:style-name="gr3" draw:text-style-name="P4" draw:layer="layout" svg:width="11.433cm" svg:height="0.526cm" svg:x="3.752cm" svg:y="11.491cm">
          <draw:text-box>
            <text:p text:style-name="P1"><text:span text:style-name="T5">def</text:span><text:span text:style-name="T7"> __init__</text:span><text:span text:style-name="T6">(</text:span><text:span text:style-name="T8">self</text:span><text:span text:style-name="T6">, nombre, id_usuario, correo, carrera, semestre):</text:span></text:p>
          </draw:text-box>
        </draw:frame>
        <draw:frame draw:style-name="gr3" draw:text-style-name="P4" draw:layer="layout" svg:width="7.777cm" svg:height="0.526cm" svg:x="4.56cm" svg:y="11.969cm">
          <draw:text-box>
            <text:p text:style-name="P1"><text:span text:style-name="T6">super().</text:span><text:span text:style-name="T7">__init__</text:span><text:span text:style-name="T6">(nombre, id_usuario, correo)</text:span></text:p>
          </draw:text-box>
        </draw:frame>
        <draw:frame draw:style-name="gr3" draw:text-style-name="P4" draw:layer="layout" svg:width="3.784cm" svg:height="0.526cm" svg:x="4.56cm" svg:y="12.447cm">
          <draw:text-box>
            <text:p text:style-name="P1"><text:span text:style-name="T8">self</text:span><text:span text:style-name="T6">.carrera</text:span><text:span text:style-name="T9"> =</text:span><text:span text:style-name="T6"> carrera</text:span></text:p>
          </draw:text-box>
        </draw:frame>
        <draw:frame draw:style-name="gr3" draw:text-style-name="P4" draw:layer="layout" svg:width="4.518cm" svg:height="0.526cm" svg:x="4.56cm" svg:y="12.925cm">
          <draw:text-box>
            <text:p text:style-name="P1"><text:span text:style-name="T8">self</text:span><text:span text:style-name="T6">.semestre</text:span><text:span text:style-name="T9"> =</text:span><text:span text:style-name="T6"> semestre</text:span></text:p>
          </draw:text-box>
        </draw:frame>
        <draw:frame draw:style-name="gr3" draw:text-style-name="P4" draw:layer="layout" svg:width="3.983cm" svg:height="0.526cm" svg:x="3.752cm" svg:y="13.881cm">
          <draw:text-box>
            <text:p text:style-name="P1"><text:span text:style-name="T5">def</text:span><text:span text:style-name="T6"> mostrar_info(</text:span><text:span text:style-name="T8">self</text:span><text:span text:style-name="T6">):</text:span></text:p>
          </draw:text-box>
        </draw:frame>
        <draw:frame draw:style-name="gr3" draw:text-style-name="P4" draw:layer="layout" svg:width="14.198cm" svg:height="0.526cm" svg:x="4.56cm" svg:y="14.359cm">
          <draw:text-box>
            <text:p text:style-name="P1"><text:span text:style-name="T6">print(</text:span><text:span text:style-name="T10">f"Estudiante:</text:span><text:span text:style-name="T9"> {</text:span><text:span text:style-name="T8">self</text:span><text:span text:style-name="T9">.</text:span><text:span text:style-name="T6">nombre</text:span><text:span text:style-name="T9">}</text:span><text:span text:style-name="T10"> - ID:</text:span><text:span text:style-name="T9"> {</text:span><text:span text:style-name="T8">self</text:span><text:span text:style-name="T9">.</text:span><text:span text:style-name="T6">id_usuario</text:span><text:span text:style-name="T9">}</text:span><text:span text:style-name="T10"> - Correo:</text:span><text:span text:style-name="T9"> {</text:span><text:span text:style-name="T8">self</text:span><text:span text:style-name="T9">.</text:span><text:span text:style-name="T6">correo</text:span><text:span text:style-name="T9">}</text:span><text:span text:style-name="T10"> - "</text:span></text:p>
          </draw:text-box>
        </draw:frame>
        <draw:frame draw:style-name="gr3" draw:text-style-name="P4" draw:layer="layout" svg:width="9.423cm" svg:height="0.526cm" svg:x="5.773cm" svg:y="14.837cm">
          <draw:text-box>
            <text:p text:style-name="P1"><text:span text:style-name="T10">f"Carrera:</text:span><text:span text:style-name="T9"> {</text:span><text:span text:style-name="T8">self</text:span><text:span text:style-name="T9">.</text:span><text:span text:style-name="T6">carrera</text:span><text:span text:style-name="T9">}</text:span><text:span text:style-name="T10"> - Semestre:</text:span><text:span text:style-name="T9"> {</text:span><text:span text:style-name="T8">self</text:span><text:span text:style-name="T9">.</text:span><text:span text:style-name="T6">semestre</text:span><text:span text:style-name="T9">}</text:span><text:span text:style-name="T10">"</text:span><text:span text:style-name="T6">)</text:span></text:p>
          </draw:text-box>
        </draw:frame>
        <draw:frame draw:style-name="gr3" draw:text-style-name="P4" draw:layer="layout" svg:width="4.269cm" svg:height="0.526cm" svg:x="2.944cm" svg:y="16.271cm">
          <draw:text-box>
            <text:p text:style-name="P1"><text:span text:style-name="T5">class</text:span><text:span text:style-name="T6"> Profesor(Usuario):</text:span></text:p>
          </draw:text-box>
        </draw:frame>
        <draw:frame draw:style-name="gr3" draw:text-style-name="P4" draw:layer="layout" svg:width="13.473cm" svg:height="0.526cm" svg:x="3.752cm" svg:y="16.749cm">
          <draw:text-box>
            <text:p text:style-name="P1"><text:span text:style-name="T5">def</text:span><text:span text:style-name="T7"> __init__</text:span><text:span text:style-name="T6">(</text:span><text:span text:style-name="T8">self</text:span><text:span text:style-name="T6">, nombre, id_usuario, correo, departamento, tipo_contrato):</text:span></text:p>
          </draw:text-box>
        </draw:frame>
        <draw:frame draw:style-name="gr3" draw:text-style-name="P4" draw:layer="layout" svg:width="7.777cm" svg:height="0.526cm" svg:x="4.56cm" svg:y="17.227cm">
          <draw:text-box>
            <text:p text:style-name="P1"><text:span text:style-name="T6">super().</text:span><text:span text:style-name="T7">__init__</text:span><text:span text:style-name="T6">(nombre, id_usuario, correo)</text:span></text:p>
          </draw:text-box>
        </draw:frame>
        <draw:frame draw:style-name="gr3" draw:text-style-name="P4" draw:layer="layout" svg:width="6.378cm" svg:height="0.526cm" svg:x="4.56cm" svg:y="17.705cm">
          <draw:text-box>
            <text:p text:style-name="P1"><text:span text:style-name="T8">self</text:span><text:span text:style-name="T6">.departamento</text:span><text:span text:style-name="T9"> =</text:span><text:span text:style-name="T6"> departamento</text:span></text:p>
          </draw:text-box>
        </draw:frame>
        <draw:frame draw:style-name="gr3" draw:text-style-name="P4" draw:layer="layout" svg:width="6.004cm" svg:height="0.526cm" svg:x="4.56cm" svg:y="18.183cm">
          <draw:text-box>
            <text:p text:style-name="P1"><text:span text:style-name="T8">self</text:span><text:span text:style-name="T6">.tipo_contrato</text:span><text:span text:style-name="T9"> =</text:span><text:span text:style-name="T6"> tipo_contrato</text:span></text:p>
          </draw:text-box>
        </draw:frame>
        <draw:frame draw:style-name="gr3" draw:text-style-name="P4" draw:layer="layout" svg:width="3.983cm" svg:height="0.526cm" svg:x="3.752cm" svg:y="19.139cm">
          <draw:text-box>
            <text:p text:style-name="P1"><text:span text:style-name="T5">def</text:span><text:span text:style-name="T6"> mostrar_info(</text:span><text:span text:style-name="T8">self</text:span><text:span text:style-name="T6">):</text:span></text:p>
          </draw:text-box>
        </draw:frame>
        <draw:frame draw:style-name="gr3" draw:text-style-name="P4" draw:layer="layout" svg:width="13.827cm" svg:height="0.526cm" svg:x="4.56cm" svg:y="19.617cm">
          <draw:text-box>
            <text:p text:style-name="P1"><text:span text:style-name="T6">print(</text:span><text:span text:style-name="T10">f"Profesor:</text:span><text:span text:style-name="T9"> {</text:span><text:span text:style-name="T8">self</text:span><text:span text:style-name="T9">.</text:span><text:span text:style-name="T6">nombre</text:span><text:span text:style-name="T9">}</text:span><text:span text:style-name="T10"> - ID:</text:span><text:span text:style-name="T9"> {</text:span><text:span text:style-name="T8">self</text:span><text:span text:style-name="T9">.</text:span><text:span text:style-name="T6">id_usuario</text:span><text:span text:style-name="T9">}</text:span><text:span text:style-name="T10"> - Correo:</text:span><text:span text:style-name="T9"> {</text:span><text:span text:style-name="T8">self</text:span><text:span text:style-name="T9">.</text:span><text:span text:style-name="T6">correo</text:span><text:span text:style-name="T9">}</text:span><text:span text:style-name="T10"> - "</text:span></text:p>
          </draw:text-box>
        </draw:frame>
        <draw:frame draw:style-name="gr3" draw:text-style-name="P4" draw:layer="layout" svg:width="12.641cm" svg:height="0.526cm" svg:x="5.773cm" svg:y="20.095cm">
          <draw:text-box>
            <text:p text:style-name="P1"><text:span text:style-name="T10">f"Departamento:</text:span><text:span text:style-name="T9"> {</text:span><text:span text:style-name="T8">self</text:span><text:span text:style-name="T9">.</text:span><text:span text:style-name="T6">departamento</text:span><text:span text:style-name="T9">}</text:span><text:span text:style-name="T10"> - Contrato:</text:span><text:span text:style-name="T9"> {</text:span><text:span text:style-name="T8">self</text:span><text:span text:style-name="T9">.</text:span><text:span text:style-name="T6">tipo_contrato</text:span><text:span text:style-name="T9">}</text:span><text:span text:style-name="T10">"</text:span><text:span text:style-name="T6">)</text:span></text:p>
          </draw:text-box>
        </draw:frame>
        <draw:frame draw:style-name="gr3" draw:text-style-name="P4" draw:layer="layout" svg:width="2.817cm" svg:height="0.526cm" svg:x="2.944cm" svg:y="21.529cm">
          <draw:text-box>
            <text:p text:style-name="P1"><text:span text:style-name="T5">class</text:span><text:span text:style-name="T6"> Prestamo:</text:span></text:p>
          </draw:text-box>
        </draw:frame>
        <draw:frame draw:style-name="gr3" draw:text-style-name="P4" draw:layer="layout" svg:width="13.171cm" svg:height="0.526cm" svg:x="3.752cm" svg:y="22.007cm">
          <draw:text-box>
            <text:p text:style-name="P1"><text:span text:style-name="T5">def</text:span><text:span text:style-name="T7"> __init__</text:span><text:span text:style-name="T6">(</text:span><text:span text:style-name="T8">self</text:span><text:span text:style-name="T6">, libro, usuario, fecha_prestamo, fecha_devolucion</text:span><text:span text:style-name="T9">=</text:span><text:span text:style-name="T8">None</text:span><text:span text:style-name="T6">):</text:span></text:p>
          </draw:text-box>
        </draw:frame>
        <draw:frame draw:style-name="gr3" draw:text-style-name="P4" draw:layer="layout" svg:width="2.816cm" svg:height="0.526cm" svg:x="4.56cm" svg:y="22.485cm">
          <draw:text-box>
            <text:p text:style-name="P1"><text:span text:style-name="T8">self</text:span><text:span text:style-name="T6">.libro</text:span><text:span text:style-name="T9"> =</text:span><text:span text:style-name="T6"> libro</text:span></text:p>
          </draw:text-box>
        </draw:frame>
        <draw:frame draw:style-name="gr3" draw:text-style-name="P4" draw:layer="layout" svg:width="0.384cm" svg:height="0.526cm" svg:x="10.699cm" svg:y="24.264cm">
          <draw:text-box>
            <text:p text:style-name="P1"><text:span text:style-name="T11">2</text:span></text:p>
          </draw:text-box>
        </draw:frame>
      </draw:page>
      <draw:page draw:name="page3" draw:style-name="dp1" draw:master-page-name="master-page45">
        <draw:polygon draw:style-name="gr4" draw:text-style-name="P5" draw:layer="layout" svg:width="15.913cm" svg:height="20.286cm" svg:x="2.838cm" svg:y="2.715cm" svg:viewBox="0 0 15914 20287" draw:points="0,0 15914,0 15914,20287 0,20287">
          <text:p/>
        </draw:polygon>
        <draw:frame draw:style-name="gr3" draw:text-style-name="P4" draw:layer="layout" svg:width="3.898cm" svg:height="0.526cm" svg:x="4.56cm" svg:y="2.647cm">
          <draw:text-box>
            <text:p text:style-name="P1"><text:span text:style-name="T8">self</text:span><text:span text:style-name="T6">.usuario</text:span><text:span text:style-name="T9"> =</text:span><text:span text:style-name="T6"> usuario</text:span></text:p>
          </draw:text-box>
        </draw:frame>
        <draw:frame draw:style-name="gr3" draw:text-style-name="P4" draw:layer="layout" svg:width="6.972cm" svg:height="0.526cm" svg:x="4.56cm" svg:y="3.125cm">
          <draw:text-box>
            <text:p text:style-name="P1"><text:span text:style-name="T8">self</text:span><text:span text:style-name="T6">.fecha_prestamo</text:span><text:span text:style-name="T9"> =</text:span><text:span text:style-name="T6"> fecha_prestamo</text:span></text:p>
          </draw:text-box>
        </draw:frame>
        <draw:frame draw:style-name="gr3" draw:text-style-name="P4" draw:layer="layout" svg:width="7.432cm" svg:height="0.526cm" svg:x="4.56cm" svg:y="3.603cm">
          <draw:text-box>
            <text:p text:style-name="P1"><text:span text:style-name="T8">self</text:span><text:span text:style-name="T6">.fecha_devolucion</text:span><text:span text:style-name="T9"> =</text:span><text:span text:style-name="T6"> fecha_devolucion</text:span></text:p>
          </draw:text-box>
        </draw:frame>
        <draw:frame draw:style-name="gr3" draw:text-style-name="P4" draw:layer="layout" svg:width="5.146cm" svg:height="0.526cm" svg:x="3.752cm" svg:y="4.559cm">
          <draw:text-box>
            <text:p text:style-name="P1"><text:span text:style-name="T5">def</text:span><text:span text:style-name="T6"> registrar_prestamo(</text:span><text:span text:style-name="T8">self</text:span><text:span text:style-name="T6">):</text:span></text:p>
          </draw:text-box>
        </draw:frame>
        <draw:frame draw:style-name="gr3" draw:text-style-name="P4" draw:layer="layout" svg:width="18.092cm" svg:height="0.526cm" svg:x="4.56cm" svg:y="5.037cm">
          <draw:text-box>
            <text:p text:style-name="P1"><text:span text:style-name="T6">print(</text:span><text:span text:style-name="T10">f"Préstamo registrado: '</text:span><text:span text:style-name="T9">{</text:span><text:span text:style-name="T8">self</text:span><text:span text:style-name="T9">.</text:span><text:span text:style-name="T6">libro</text:span><text:span text:style-name="T9">.</text:span><text:span text:style-name="T6">titulo</text:span><text:span text:style-name="T9">}</text:span><text:span text:style-name="T10">' para</text:span><text:span text:style-name="T9"> {</text:span><text:span text:style-name="T8">self</text:span><text:span text:style-name="T9">.</text:span><text:span text:style-name="T6">usuario</text:span><text:span text:style-name="T9">.</text:span><text:span text:style-name="T6">nombre</text:span><text:span text:style-name="T9">}</text:span><text:span text:style-name="T10"> el</text:span><text:span text:style-name="T9"> {</text:span><text:span text:style-name="T8">self</text:span><text:span text:style-name="T9">.</text:span><text:span text:style-name="T6">fecha_prestamo</text:span><text:span text:style-name="T9">}</text:span><text:span text:style-name="T10">."</text:span><text:span text:style-name="T6">)</text:span></text:p>
          </draw:text-box>
        </draw:frame>
        <draw:frame draw:style-name="gr3" draw:text-style-name="P4" draw:layer="layout" svg:width="6.173cm" svg:height="0.526cm" svg:x="4.56cm" svg:y="5.515cm">
          <draw:text-box>
            <text:p text:style-name="P1"><text:span text:style-name="T8">self</text:span><text:span text:style-name="T6">.libro.marcar_como_prestado()</text:span></text:p>
          </draw:text-box>
        </draw:frame>
        <draw:frame draw:style-name="gr3" draw:text-style-name="P4" draw:layer="layout" svg:width="7.55cm" svg:height="0.526cm" svg:x="3.752cm" svg:y="6.471cm">
          <draw:text-box>
            <text:p text:style-name="P1"><text:span text:style-name="T5">def</text:span><text:span text:style-name="T6"> devolver_libro(</text:span><text:span text:style-name="T8">self</text:span><text:span text:style-name="T6">, fecha_devolucion):</text:span></text:p>
          </draw:text-box>
        </draw:frame>
        <draw:frame draw:style-name="gr3" draw:text-style-name="P4" draw:layer="layout" svg:width="7.432cm" svg:height="0.526cm" svg:x="4.56cm" svg:y="6.949cm">
          <draw:text-box>
            <text:p text:style-name="P1"><text:span text:style-name="T8">self</text:span><text:span text:style-name="T6">.fecha_devolucion</text:span><text:span text:style-name="T9"> =</text:span><text:span text:style-name="T6"> fecha_devolucion</text:span></text:p>
          </draw:text-box>
        </draw:frame>
        <draw:frame draw:style-name="gr3" draw:text-style-name="P4" draw:layer="layout" svg:width="16.903cm" svg:height="0.526cm" svg:x="4.56cm" svg:y="7.427cm">
          <draw:text-box>
            <text:p text:style-name="P1"><text:span text:style-name="T6">print(</text:span><text:span text:style-name="T10">f"Libro '</text:span><text:span text:style-name="T9">{</text:span><text:span text:style-name="T8">self</text:span><text:span text:style-name="T9">.</text:span><text:span text:style-name="T6">libro</text:span><text:span text:style-name="T9">.</text:span><text:span text:style-name="T6">titulo</text:span><text:span text:style-name="T9">}</text:span><text:span text:style-name="T10">' devuelto por</text:span><text:span text:style-name="T9"> {</text:span><text:span text:style-name="T8">self</text:span><text:span text:style-name="T9">.</text:span><text:span text:style-name="T6">usuario</text:span><text:span text:style-name="T9">.</text:span><text:span text:style-name="T6">nombre</text:span><text:span text:style-name="T9">}</text:span><text:span text:style-name="T10"> el</text:span><text:span text:style-name="T9"> {</text:span><text:span text:style-name="T8">self</text:span><text:span text:style-name="T9">.</text:span><text:span text:style-name="T6">fecha_devolucion</text:span><text:span text:style-name="T9">}</text:span><text:span text:style-name="T10">."</text:span><text:span text:style-name="T6">)</text:span></text:p>
          </draw:text-box>
        </draw:frame>
        <draw:frame draw:style-name="gr3" draw:text-style-name="P4" draw:layer="layout" svg:width="6.432cm" svg:height="0.526cm" svg:x="4.56cm" svg:y="7.905cm">
          <draw:text-box>
            <text:p text:style-name="P1"><text:span text:style-name="T8">self</text:span><text:span text:style-name="T6">.libro.marcar_como_disponible()</text:span></text:p>
          </draw:text-box>
        </draw:frame>
        <draw:frame draw:style-name="gr3" draw:text-style-name="P4" draw:layer="layout" svg:width="14.042cm" svg:height="0.526cm" svg:x="2.944cm" svg:y="9.817cm">
          <draw:text-box>
            <text:p text:style-name="P1"><text:span text:style-name="T6">libro1</text:span><text:span text:style-name="T9"> =</text:span><text:span text:style-name="T6"> Libro(</text:span><text:span text:style-name="T10">"Cien años de soledad"</text:span><text:span text:style-name="T6">,</text:span><text:span text:style-name="T10"> "Gabriel García Márquez"</text:span><text:span text:style-name="T6">,</text:span><text:span text:style-name="T12"> 1967</text:span><text:span text:style-name="T6">,</text:span><text:span text:style-name="T10"> "L001"</text:span><text:span text:style-name="T6">)</text:span></text:p>
          </draw:text-box>
        </draw:frame>
        <draw:frame draw:style-name="gr3" draw:text-style-name="P4" draw:layer="layout" svg:width="9.435cm" svg:height="0.526cm" svg:x="2.944cm" svg:y="10.295cm">
          <draw:text-box>
            <text:p text:style-name="P1"><text:span text:style-name="T6">libro2</text:span><text:span text:style-name="T9"> =</text:span><text:span text:style-name="T6"> Libro(</text:span><text:span text:style-name="T10">"1984"</text:span><text:span text:style-name="T6">,</text:span><text:span text:style-name="T10"> "George Orwell"</text:span><text:span text:style-name="T6">,</text:span><text:span text:style-name="T12"> 1949</text:span><text:span text:style-name="T6">,</text:span><text:span text:style-name="T10"> "L002"</text:span><text:span text:style-name="T6">)</text:span></text:p>
          </draw:text-box>
        </draw:frame>
        <draw:frame draw:style-name="gr3" draw:text-style-name="P4" draw:layer="layout" svg:width="13.222cm" svg:height="0.526cm" svg:x="2.944cm" svg:y="11.251cm">
          <draw:text-box>
            <text:p text:style-name="P1"><text:span text:style-name="T6">usuario1</text:span><text:span text:style-name="T9"> =</text:span><text:span text:style-name="T6"> Usuario(</text:span><text:span text:style-name="T10">"Laura Gómez"</text:span><text:span text:style-name="T6">,</text:span><text:span text:style-name="T10"> "214313424524"</text:span><text:span text:style-name="T6">,</text:span><text:span text:style-name="T10"> "laura@gmail.com"</text:span><text:span text:style-name="T6">)</text:span></text:p>
          </draw:text-box>
        </draw:frame>
        <draw:frame draw:style-name="gr3" draw:text-style-name="P4" draw:layer="layout" svg:width="16.85cm" svg:height="0.526cm" svg:x="2.944cm" svg:y="11.729cm">
          <draw:text-box>
            <text:p text:style-name="P1"><text:span text:style-name="T6">estudiante1</text:span><text:span text:style-name="T9"> =</text:span><text:span text:style-name="T6"> Estudiante(</text:span><text:span text:style-name="T10">"Carlos Pérez"</text:span><text:span text:style-name="T6">,</text:span><text:span text:style-name="T10"> "23452454524"</text:span><text:span text:style-name="T6">,</text:span><text:span text:style-name="T10"> "carlos@gmail.com"</text:span><text:span text:style-name="T6">,</text:span><text:span text:style-name="T10"> "Ingeniería"</text:span><text:span text:style-name="T6">,</text:span><text:span text:style-name="T12"> 5</text:span><text:span text:style-name="T6">)</text:span></text:p>
          </draw:text-box>
        </draw:frame>
        <draw:frame draw:style-name="gr3" draw:text-style-name="P4" draw:layer="layout" svg:width="19.767cm" svg:height="0.526cm" svg:x="2.944cm" svg:y="12.207cm">
          <draw:text-box>
            <text:p text:style-name="P1"><text:span text:style-name="T6">profesor1</text:span><text:span text:style-name="T9"> =</text:span><text:span text:style-name="T6"> Profesor(</text:span><text:span text:style-name="T10">"Dr. Luis Martínez"</text:span><text:span text:style-name="T6">,</text:span><text:span text:style-name="T10"> "234234234"</text:span><text:span text:style-name="T6">,</text:span><text:span text:style-name="T10"> "luis@gmail.com"</text:span><text:span text:style-name="T6">,</text:span><text:span text:style-name="T10"> "Matemáticas"</text:span><text:span text:style-name="T6">,</text:span><text:span text:style-name="T10"> "Tiempo completo"</text:span><text:span text:style-name="T6">)</text:span></text:p>
          </draw:text-box>
        </draw:frame>
        <draw:frame draw:style-name="gr3" draw:text-style-name="P4" draw:layer="layout" svg:width="6.278cm" svg:height="0.526cm" svg:x="2.944cm" svg:y="13.163cm">
          <draw:text-box>
            <text:p text:style-name="P1"><text:span text:style-name="T6">print(</text:span><text:span text:style-name="T10">"\nInformación de Usuarios"</text:span><text:span text:style-name="T6">)</text:span></text:p>
          </draw:text-box>
        </draw:frame>
        <draw:frame draw:style-name="gr3" draw:text-style-name="P4" draw:layer="layout" svg:width="8.808cm" svg:height="0.526cm" svg:x="2.944cm" svg:y="13.641cm">
          <draw:text-box>
            <text:p text:style-name="P1"><text:span text:style-name="T5">for</text:span><text:span text:style-name="T6"> usuario</text:span><text:span text:style-name="T5"> in</text:span><text:span text:style-name="T6"> [usuario1, estudiante1, profesor1]:</text:span></text:p>
          </draw:text-box>
        </draw:frame>
        <draw:frame draw:style-name="gr3" draw:text-style-name="P4" draw:layer="layout" svg:width="4.03cm" svg:height="0.526cm" svg:x="3.752cm" svg:y="14.119cm">
          <draw:text-box>
            <text:p text:style-name="P1"><text:span text:style-name="T6">usuario.mostrar_info()</text:span></text:p>
          </draw:text-box>
        </draw:frame>
        <draw:frame draw:style-name="gr3" draw:text-style-name="P4" draw:layer="layout" svg:width="5.188cm" svg:height="0.526cm" svg:x="2.944cm" svg:y="15.553cm">
          <draw:text-box>
            <text:p text:style-name="P1"><text:span text:style-name="T6">print(</text:span><text:span text:style-name="T10">"\nCatálogo de Libros"</text:span><text:span text:style-name="T6">)</text:span></text:p>
          </draw:text-box>
        </draw:frame>
        <draw:frame draw:style-name="gr3" draw:text-style-name="P4" draw:layer="layout" svg:width="3.71cm" svg:height="0.526cm" svg:x="2.944cm" svg:y="16.031cm">
          <draw:text-box>
            <text:p text:style-name="P1"><text:span text:style-name="T6">libro1.mostrar_info()</text:span></text:p>
          </draw:text-box>
        </draw:frame>
        <draw:frame draw:style-name="gr3" draw:text-style-name="P4" draw:layer="layout" svg:width="3.71cm" svg:height="0.526cm" svg:x="2.944cm" svg:y="16.509cm">
          <draw:text-box>
            <text:p text:style-name="P1"><text:span text:style-name="T6">libro2.mostrar_info()</text:span></text:p>
          </draw:text-box>
        </draw:frame>
        <draw:frame draw:style-name="gr3" draw:text-style-name="P4" draw:layer="layout" svg:width="6.183cm" svg:height="0.526cm" svg:x="2.944cm" svg:y="17.465cm">
          <draw:text-box>
            <text:p text:style-name="P1"><text:span text:style-name="T6">print(</text:span><text:span text:style-name="T10">"\nSimulación de préstamo"</text:span><text:span text:style-name="T6">)</text:span></text:p>
          </draw:text-box>
        </draw:frame>
        <draw:frame draw:style-name="gr3" draw:text-style-name="P4" draw:layer="layout" svg:width="10.29cm" svg:height="0.526cm" svg:x="2.944cm" svg:y="17.943cm">
          <draw:text-box>
            <text:p text:style-name="P1"><text:span text:style-name="T6">prestamo1</text:span><text:span text:style-name="T9"> =</text:span><text:span text:style-name="T6"> Prestamo(libro1, estudiante1,</text:span><text:span text:style-name="T10"> "2025-10-07"</text:span><text:span text:style-name="T6">)</text:span></text:p>
          </draw:text-box>
        </draw:frame>
        <draw:frame draw:style-name="gr3" draw:text-style-name="P4" draw:layer="layout" svg:width="5.791cm" svg:height="0.526cm" svg:x="2.944cm" svg:y="18.421cm">
          <draw:text-box>
            <text:p text:style-name="P1"><text:span text:style-name="T6">prestamo1.registrar_prestamo()</text:span></text:p>
          </draw:text-box>
        </draw:frame>
        <draw:frame draw:style-name="gr3" draw:text-style-name="P4" draw:layer="layout" svg:width="6.493cm" svg:height="0.526cm" svg:x="2.944cm" svg:y="19.855cm">
          <draw:text-box>
            <text:p text:style-name="P1"><text:span text:style-name="T6">profesor1.solicitar_prestamo(libro1)</text:span></text:p>
          </draw:text-box>
        </draw:frame>
        <draw:frame draw:style-name="gr3" draw:text-style-name="P4" draw:layer="layout" svg:width="5.404cm" svg:height="0.526cm" svg:x="2.944cm" svg:y="21.289cm">
          <draw:text-box>
            <text:p text:style-name="P1"><text:span text:style-name="T6">print(</text:span><text:span text:style-name="T10">"\nDevolución del libro"</text:span><text:span text:style-name="T6">)</text:span></text:p>
          </draw:text-box>
        </draw:frame>
        <draw:frame draw:style-name="gr3" draw:text-style-name="P4" draw:layer="layout" svg:width="7.182cm" svg:height="0.526cm" svg:x="2.944cm" svg:y="21.767cm">
          <draw:text-box>
            <text:p text:style-name="P1"><text:span text:style-name="T6">prestamo1.devolver_libro(</text:span><text:span text:style-name="T10">"2025-10-15"</text:span><text:span text:style-name="T6">)</text:span></text:p>
          </draw:text-box>
        </draw:frame>
        <draw:frame draw:style-name="gr3" draw:text-style-name="P4" draw:layer="layout" svg:width="0.384cm" svg:height="0.526cm" svg:x="10.699cm" svg:y="24.264cm">
          <draw:text-box>
            <text:p text:style-name="P1"><text:span text:style-name="T11">3</text:span></text:p>
          </draw:text-box>
        </draw:frame>
      </draw:page>
      <draw:page draw:name="page4" draw:style-name="dp1" draw:master-page-name="master-page42">
        <draw:polygon draw:style-name="gr4" draw:text-style-name="P5" draw:layer="layout" svg:width="15.913cm" svg:height="1.709cm" svg:x="2.838cm" svg:y="2.715cm" svg:viewBox="0 0 15914 1710" draw:points="0,0 15914,0 15914,1710 0,1710">
          <text:p/>
        </draw:polygon>
        <draw:frame draw:style-name="gr3" draw:text-style-name="P4" draw:layer="layout" svg:width="5.578cm" svg:height="0.526cm" svg:x="2.944cm" svg:y="2.888cm">
          <draw:text-box>
            <text:p text:style-name="P1"><text:span text:style-name="T6">print(</text:span><text:span text:style-name="T10">"\nEstado final de libros"</text:span><text:span text:style-name="T6">)</text:span></text:p>
          </draw:text-box>
        </draw:frame>
        <draw:frame draw:style-name="gr3" draw:text-style-name="P4" draw:layer="layout" svg:width="3.71cm" svg:height="0.526cm" svg:x="2.944cm" svg:y="3.366cm">
          <draw:text-box>
            <text:p text:style-name="P1"><text:span text:style-name="T6">libro1.mostrar_info()</text:span></text:p>
          </draw:text-box>
        </draw:frame>
        <draw:frame draw:style-name="gr3" draw:text-style-name="P4" draw:layer="layout" svg:width="3.71cm" svg:height="0.526cm" svg:x="2.944cm" svg:y="3.844cm">
          <draw:text-box>
            <text:p text:style-name="P1"><text:span text:style-name="T6">libro2.mostrar_info()</text:span></text:p>
          </draw:text-box>
        </draw:frame>
        <draw:frame draw:style-name="gr3" draw:text-style-name="P4" draw:layer="layout" svg:width="4.478cm" svg:height="0.526cm" svg:x="2.944cm" svg:y="5.63cm">
          <draw:text-box>
            <text:p text:style-name="P1"><text:span text:style-name="T13">Información de Usuarios</text:span></text:p>
          </draw:text-box>
        </draw:frame>
        <draw:frame draw:style-name="gr3" draw:text-style-name="P4" draw:layer="layout" svg:width="12.546cm" svg:height="0.526cm" svg:x="2.944cm" svg:y="6.108cm">
          <draw:text-box>
            <text:p text:style-name="P1"><text:span text:style-name="T13">Usuario: Laura Gómez - ID: 214313424524 - Correo: laura@gmail.com</text:span></text:p>
          </draw:text-box>
        </draw:frame>
        <draw:frame draw:style-name="gr3" draw:text-style-name="P4" draw:layer="layout" svg:width="19.029cm" svg:height="0.526cm" svg:x="2.944cm" svg:y="6.586cm">
          <draw:text-box>
            <text:p text:style-name="P1"><text:span text:style-name="T13">Estudiante: Carlos Pérez - ID: 23452454524 - Correo: carlos@gmail.com - Carrera: Ingeniería - Semestre: 5</text:span></text:p>
          </draw:text-box>
        </draw:frame>
        <draw:frame draw:style-name="gr3" draw:text-style-name="P4" draw:layer="layout" svg:width="23.178cm" svg:height="0.526cm" svg:x="2.944cm" svg:y="7.064cm">
          <draw:text-box>
            <text:p text:style-name="P1"><text:span text:style-name="T13">Profesor: Dr. Luis Martínez - ID: 234234234 - Correo: luis@gmail.com - Departamento: Matemáticas - Contrato: Tiempo completo</text:span></text:p>
          </draw:text-box>
        </draw:frame>
        <draw:frame draw:style-name="gr3" draw:text-style-name="P4" draw:layer="layout" svg:width="3.389cm" svg:height="0.526cm" svg:x="2.944cm" svg:y="8.02cm">
          <draw:text-box>
            <text:p text:style-name="P1"><text:span text:style-name="T13">Catálogo de Libros</text:span></text:p>
          </draw:text-box>
        </draw:frame>
        <draw:frame draw:style-name="gr3" draw:text-style-name="P4" draw:layer="layout" svg:width="16.002cm" svg:height="0.526cm" svg:x="2.944cm" svg:y="8.498cm">
          <draw:text-box>
            <text:p text:style-name="P1"><text:span text:style-name="T13">Cien años de soledad (1967) - Gabriel García Márquez - Código: L001 - Estado: Disponible</text:span></text:p>
          </draw:text-box>
        </draw:frame>
        <draw:frame draw:style-name="gr3" draw:text-style-name="P4" draw:layer="layout" svg:width="11.395cm" svg:height="0.526cm" svg:x="2.944cm" svg:y="8.976cm">
          <draw:text-box>
            <text:p text:style-name="P1"><text:span text:style-name="T13">1984 (1949) - George Orwell - Código: L002 - Estado: Disponible</text:span></text:p>
          </draw:text-box>
        </draw:frame>
        <draw:frame draw:style-name="gr3" draw:text-style-name="P4" draw:layer="layout" svg:width="4.383cm" svg:height="0.526cm" svg:x="2.944cm" svg:y="9.932cm">
          <draw:text-box>
            <text:p text:style-name="P1"><text:span text:style-name="T13">Simulación de préstamo</text:span></text:p>
          </draw:text-box>
        </draw:frame>
        <draw:frame draw:style-name="gr3" draw:text-style-name="P4" draw:layer="layout" svg:width="13.855cm" svg:height="0.526cm" svg:x="2.944cm" svg:y="10.41cm">
          <draw:text-box>
            <text:p text:style-name="P1"><text:span text:style-name="T13">Préstamo registrado: 'Cien años de soledad' para Carlos Pérez el 2025-10-07.</text:span></text:p>
          </draw:text-box>
        </draw:frame>
        <draw:frame draw:style-name="gr3" draw:text-style-name="P4" draw:layer="layout" svg:width="11.419cm" svg:height="0.526cm" svg:x="2.944cm" svg:y="10.888cm">
          <draw:text-box>
            <text:p text:style-name="P1"><text:span text:style-name="T13">El libro 'Cien años de soledad' ha sido marcado como prestado.</text:span></text:p>
          </draw:text-box>
        </draw:frame>
        <draw:frame draw:style-name="gr3" draw:text-style-name="P4" draw:layer="layout" svg:width="11.655cm" svg:height="0.526cm" svg:x="2.944cm" svg:y="11.366cm">
          <draw:text-box>
            <text:p text:style-name="P1"><text:span text:style-name="T13">El libro 'Cien años de soledad' no está disponible para préstamo.</text:span></text:p>
          </draw:text-box>
        </draw:frame>
        <draw:frame draw:style-name="gr3" draw:text-style-name="P4" draw:layer="layout" svg:width="3.604cm" svg:height="0.526cm" svg:x="2.944cm" svg:y="12.322cm">
          <draw:text-box>
            <text:p text:style-name="P1"><text:span text:style-name="T13">Devolución del libro</text:span></text:p>
          </draw:text-box>
        </draw:frame>
        <draw:frame draw:style-name="gr3" draw:text-style-name="P4" draw:layer="layout" svg:width="12.436cm" svg:height="0.526cm" svg:x="2.944cm" svg:y="12.8cm">
          <draw:text-box>
            <text:p text:style-name="P1"><text:span text:style-name="T13">Libro 'Cien años de soledad' devuelto por Carlos Pérez el 2025-10-15.</text:span></text:p>
          </draw:text-box>
        </draw:frame>
        <draw:frame draw:style-name="gr3" draw:text-style-name="P4" draw:layer="layout" svg:width="14.068cm" svg:height="0.526cm" svg:x="2.944cm" svg:y="13.278cm">
          <draw:text-box>
            <text:p text:style-name="P1"><text:span text:style-name="T13">El libro 'Cien años de soledad' ha sido devuelto y está disponible nuevamente.</text:span></text:p>
          </draw:text-box>
        </draw:frame>
        <draw:frame draw:style-name="gr3" draw:text-style-name="P4" draw:layer="layout" svg:width="3.778cm" svg:height="0.526cm" svg:x="2.944cm" svg:y="14.234cm">
          <draw:text-box>
            <text:p text:style-name="P1"><text:span text:style-name="T13">Estado final de libros</text:span></text:p>
          </draw:text-box>
        </draw:frame>
        <draw:frame draw:style-name="gr3" draw:text-style-name="P4" draw:layer="layout" svg:width="16.002cm" svg:height="0.526cm" svg:x="2.944cm" svg:y="14.712cm">
          <draw:text-box>
            <text:p text:style-name="P1"><text:span text:style-name="T13">Cien años de soledad (1967) - Gabriel García Márquez - Código: L001 - Estado: Disponible</text:span></text:p>
          </draw:text-box>
        </draw:frame>
        <draw:frame draw:style-name="gr3" draw:text-style-name="P4" draw:layer="layout" svg:width="11.395cm" svg:height="0.526cm" svg:x="2.944cm" svg:y="15.19cm">
          <draw:text-box>
            <text:p text:style-name="P1"><text:span text:style-name="T13">1984 (1949) - George Orwell - Código: L002 - Estado: Disponible</text:span></text:p>
          </draw:text-box>
        </draw:frame>
        <draw:frame draw:style-name="gr3" draw:text-style-name="P4" draw:layer="layout" svg:width="0.384cm" svg:height="0.526cm" svg:x="10.699cm" svg:y="24.264cm">
          <draw:text-box>
            <text:p text:style-name="P1"><text:span text:style-name="T11">4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LMMono10-Regular-Identity-H" svg:font-family="LMMono10-Regular-Identity-H"/>
    <style:font-face style:name="LMMonoLt10-Bold-Identity-H" svg:font-family="LMMonoLt10-Bold-Identity-H"/>
    <style:font-face style:name="LMRoman10-Regular-Identity-H" svg:font-family="LMRoman10-Regular-Identity-H"/>
    <style:font-face style:name="LMRoman12-Regular-Identity-H" svg:font-family="LMRoman12-Regular-Identity-H"/>
    <style:font-face style:name="LMSans10-Bold-Identity-H" svg:font-family="LMSans10-Bold-Identity-H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" fo:font-size="24pt" fo:language="es" fo:country="MX" style:font-name-asian="Adwaita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3.7cm" fo:margin-bottom="1cm" fo:margin-left="2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45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42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document-statistic meta:object-count="112"/>
    <meta:generator>LibreOffice/25.2.5.2$Linux_X86_64 LibreOffice_project/520$Build-2</meta:generator>
  </office:meta>
</office:document-meta>
</file>